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C0000001E5936F2853B24A181.png" manifest:media-type="image/png"/>
  <manifest:file-entry manifest:full-path="Pictures/10000001000000250000001E66F7EC86AC6A8ACD.png" manifest:media-type="image/png"/>
  <manifest:file-entry manifest:full-path="Pictures/10000001000000250000001E0594ADB44C19A4C7.png" manifest:media-type="image/png"/>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5" style:family="table-column">
      <style:table-column-properties fo:break-before="auto" style:column-width="5.754cm"/>
    </style:style>
    <style:style style:name="co14" style:family="table-column">
      <style:table-column-properties fo:break-before="auto" style:column-width="2.258cm"/>
    </style:style>
    <style:style style:name="co3" style:family="table-column">
      <style:table-column-properties fo:break-before="auto" style:column-width="1.799cm"/>
    </style:style>
    <style:style style:name="co4" style:family="table-column">
      <style:table-column-properties fo:break-before="auto" style:column-width="0.199cm"/>
    </style:style>
    <style:style style:name="co5" style:family="table-column">
      <style:table-column-properties fo:break-before="auto" style:column-width="2.378cm"/>
    </style:style>
    <style:style style:name="co6" style:family="table-column">
      <style:table-column-properties fo:break-before="auto" style:column-width="2.505cm"/>
    </style:style>
    <style:style style:name="co7" style:family="table-column">
      <style:table-column-properties fo:break-before="auto" style:column-width="2.286cm"/>
    </style:style>
    <style:style style:name="co8" style:family="table-column">
      <style:table-column-properties fo:break-before="auto" style:column-width="4.411cm"/>
    </style:style>
    <style:style style:name="co9" style:family="table-column">
      <style:table-column-properties fo:break-before="auto" style:column-width="1.603cm"/>
    </style:style>
    <style:style style:name="co10" style:family="table-column">
      <style:table-column-properties fo:break-before="auto" style:column-width="2.062cm"/>
    </style:style>
    <style:style style:name="co11" style:family="table-column">
      <style:table-column-properties fo:break-before="auto" style:column-width="2.004cm"/>
    </style:style>
    <style:style style:name="co12" style:family="table-column">
      <style:table-column-properties fo:break-before="auto" style:column-width="1cm"/>
    </style:style>
    <style:style style:name="co13" style:family="table-column">
      <style:table-column-properties fo:break-before="auto" style:column-width="1.499cm"/>
    </style:style>
    <style:style style:name="co16" style:family="table-column">
      <style:table-column-properties fo:break-before="auto" style:column-width="1.002cm"/>
    </style:style>
    <style:style style:name="co17" style:family="table-column">
      <style:table-column-properties fo:break-before="auto" style:column-width="1.718cm"/>
    </style:style>
    <style:style style:name="ro2" style:family="table-row">
      <style:table-row-properties style:row-height="0.452cm" fo:break-before="auto" style:use-optimal-row-height="true"/>
    </style:style>
    <style:style style:name="ro3" style:family="table-row">
      <style:table-row-properties style:row-height="0.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8" style:family="table-cell" style:parent-style-name="Default" style:data-style-name="N100"/>
    <style:style style:name="ce2"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6" style:family="table-cell" style:parent-style-name="Default" style:data-style-name="N100">
      <style:table-cell-properties style:cell-protect="protected" style:print-content="true" fo:border="0.74pt solid #ffffff" style:vertical-align="middle"/>
    </style:style>
    <style:style style:name="ce7"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2" style:family="table-cell" style:parent-style-name="Status" style:data-style-name="N100">
      <style:table-cell-properties fo:background-color="#93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Default" style:data-style-name="N100">
      <style:table-cell-properties style:cell-protect="none" style:print-content="true" fo:border="0.74pt solid #ffffff" style:vertical-align="middle"/>
    </style:style>
    <style:style style:name="ce19"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0" style:family="table-cell" style:parent-style-name="Status" style:data-style-name="N100">
      <style:table-cell-properties fo:background-color="#93c4e2" style:cell-protect="protected"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21"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fo:margin-left="0cm"/>
    </style:style>
    <style:style style:name="ce24"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1" style:family="table-cell" style:parent-style-name="Default" style:data-style-name="N100">
      <style:table-cell-properties fo:background-color="#b5bfca" style:cell-protect="none" style:print-content="true" fo:border="0.74pt solid #ffffff" style:vertical-align="middle"/>
    </style:style>
    <style:style style:name="ce30"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2" style:family="table-cell" style:parent-style-name="Status" style:data-style-name="N100">
      <style:table-cell-properties fo:background-color="#72c4e2" style:cell-protect="protected"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37" style:family="table-cell" style:parent-style-name="Status" style:data-style-name="N100">
      <style:table-cell-properties fo:background-color="#72c4e2" style:cell-protect="none"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39"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5" style:family="table-cell" style:parent-style-name="Default">
      <style:table-cell-properties style:cell-protect="none" style:print-content="true"/>
    </style:style>
    <style:style style:name="ce41" style:family="table-cell" style:parent-style-name="Status"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28" style:family="table-cell" style:parent-style-name="Default" style:data-style-name="N100">
      <style:table-cell-properties style:cell-protect="protected" style:print-content="true" fo:wrap-option="wrap" fo:border="0.74pt solid #ffffff" style:vertical-align="middle"/>
    </style:style>
    <style:style style:name="ce44"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LockCellEdition?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80_Larg:80_Alt:200"/>
            </form:listbox>
            <form:button form:name="botaoEditarForno" form:control-implementation="ooo:com.sun.star.form.component.CommandButton" xml:id="control13" form:id="control13" form:label="Alter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botaoDecremento55" form:control-implementation="ooo:com.sun.star.form.component.CommandButton" xml:id="control17" form:id="control17"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5" form:control-implementation="ooo:com.sun.star.form.component.CommandButton" xml:id="control18" form:id="control18"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5" form:control-implementation="ooo:com.sun.star.form.component.CommandButton" xml:id="control19" form:id="control19"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6" form:control-implementation="ooo:com.sun.star.form.component.CommandButton" xml:id="control20" form:id="control20"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6" form:control-implementation="ooo:com.sun.star.form.component.CommandButton" xml:id="control21" form:id="control21"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6" form:control-implementation="ooo:com.sun.star.form.component.CommandButton" xml:id="control22" form:id="control22"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7" form:control-implementation="ooo:com.sun.star.form.component.CommandButton" xml:id="control23" form:id="control23"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7" form:control-implementation="ooo:com.sun.star.form.component.CommandButton" xml:id="control24" form:id="control24"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7" form:control-implementation="ooo:com.sun.star.form.component.CommandButton" xml:id="control25" form:id="control25"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8" form:control-implementation="ooo:com.sun.star.form.component.CommandButton" xml:id="control26" form:id="control26"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8" form:control-implementation="ooo:com.sun.star.form.component.CommandButton" xml:id="control27" form:id="control27"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8" form:control-implementation="ooo:com.sun.star.form.component.CommandButton" xml:id="control28" form:id="control28"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9" form:control-implementation="ooo:com.sun.star.form.component.CommandButton" xml:id="control29" form:id="control29"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9" form:control-implementation="ooo:com.sun.star.form.component.CommandButton" xml:id="control30" form:id="control30"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9" form:control-implementation="ooo:com.sun.star.form.component.CommandButton" xml:id="control31" form:id="control31"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60" form:control-implementation="ooo:com.sun.star.form.component.CommandButton" xml:id="control32" form:id="control32"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60" form:control-implementation="ooo:com.sun.star.form.component.CommandButton" xml:id="control33" form:id="control33"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60" form:control-implementation="ooo:com.sun.star.form.component.CommandButton" xml:id="control34" form:id="control34"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61" form:control-implementation="ooo:com.sun.star.form.component.CommandButton" xml:id="control35" form:id="control35"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61" form:control-implementation="ooo:com.sun.star.form.component.CommandButton" xml:id="control36" form:id="control36"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61" form:control-implementation="ooo:com.sun.star.form.component.CommandButton" xml:id="control37" form:id="control37"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62" form:control-implementation="ooo:com.sun.star.form.component.CommandButton" xml:id="control38" form:id="control38"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62" form:control-implementation="ooo:com.sun.star.form.component.CommandButton" xml:id="control39" form:id="control39"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62" form:control-implementation="ooo:com.sun.star.form.component.CommandButton" xml:id="control40" form:id="control40"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63" form:control-implementation="ooo:com.sun.star.form.component.CommandButton" xml:id="control41" form:id="control41"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63" form:control-implementation="ooo:com.sun.star.form.component.CommandButton" xml:id="control42" form:id="control42"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63" form:control-implementation="ooo:com.sun.star.form.component.CommandButton" xml:id="control43" form:id="control43"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64" form:control-implementation="ooo:com.sun.star.form.component.CommandButton" xml:id="control44" form:id="control44"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64" form:control-implementation="ooo:com.sun.star.form.component.CommandButton" xml:id="control45" form:id="control45"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64" form:control-implementation="ooo:com.sun.star.form.component.CommandButton" xml:id="control46" form:id="control46"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form>
        </office:forms>
        <table:table-column table:style-name="co3" table:number-columns-repeated="4" table:default-cell-style-name="ce6"/>
        <table:table-column table:style-name="co4" table:default-cell-style-name="ce8"/>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18"/>
        <table:table-column table:style-name="co16" table:default-cell-style-name="ce6"/>
        <table:table-column table:style-name="co17" table:default-cell-style-name="ce6"/>
        <table:table-column table:style-name="co14" table:number-columns-repeated="1008" table:default-cell-style-name="ce6"/>
        <table:table-row table:style-name="ro3">
          <table:table-cell table:style-name="ce2"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7" table:style-name="ce18"/>
          <table:covered-table-cell/>
          <table:covered-table-cell table:number-columns-repeated="2" table:style-name="ce18"/>
          <table:table-cell table:number-columns-repeated="1008"/>
        </table:table-row>
        <table:table-row table:style-name="ro3">
          <table:table-cell table:style-name="ce4" office:value-type="string" calcext:value-type="string" table:number-columns-spanned="4" table:number-rows-spanned="1">
            <text:p>Formato</text:p>
          </table:table-cell>
          <table:covered-table-cell table:number-columns-repeated="3"/>
          <table:table-cell/>
          <table:table-cell table:style-name="ce4" office:value-type="string" calcext:value-type="string" table:number-columns-spanned="2" table:number-rows-spanned="1">
            <text:p>Comprimento (cm):</text:p>
          </table:table-cell>
          <table:covered-table-cell/>
          <table:table-cell table:style-name="ce19"/>
          <table:table-cell table:style-name="ce4" office:value-type="string" calcext:value-type="string">
            <text:p>Largura (cm):</text:p>
          </table:table-cell>
          <table:table-cell table:style-name="ce24" table:number-columns-spanned="2" table:number-rows-spanned="1"/>
          <table:covered-table-cell table:style-name="ce26"/>
          <table:table-cell table:style-name="ce4" office:value-type="string" calcext:value-type="string" table:number-columns-spanned="2" table:number-rows-spanned="1">
            <text:p>Altura (cm):</text:p>
          </table:table-cell>
          <table:covered-table-cell/>
          <table:table-cell table:style-name="ce24" table:number-columns-spanned="3" table:number-rows-spanned="1"/>
          <table:covered-table-cell table:style-name="ce18"/>
          <table:covered-table-cell table:style-name="ce26"/>
          <table:table-cell table:number-columns-repeated="1008"/>
        </table:table-row>
        <table:table-row table:style-name="ro3">
          <table:table-cell table:style-name="ce3" table:number-columns-spanned="1" table:number-rows-spanned="2">
            <draw:control draw:z-index="3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32" draw:name="Controle 5" draw:style-name="gr1" draw:text-style-name="P1" svg:width="1.799cm" svg:height="1.799cm" svg:x="0cm" svg:y="0cm" draw:control="control3"/>
          </table:table-cell>
          <table:table-cell table:number-columns-spanned="1" table:number-rows-spanned="2">
            <draw:control draw:z-index="33" draw:name="Controle 6" draw:style-name="gr1" draw:text-style-name="P1" svg:width="1.8cm" svg:height="1.799cm" svg:x="0cm" svg:y="0cm" draw:control="control4"/>
          </table:table-cell>
          <table:table-cell table:number-columns-spanned="1" table:number-rows-spanned="2">
            <draw:control draw:z-index="34" draw:name="Controle 7" draw:style-name="gr1" draw:text-style-name="P1" svg:width="1.799cm" svg:height="1.799cm" svg:x="0cm" svg:y="0cm" draw:control="control5"/>
          </table:table-cell>
          <table:table-cell/>
          <table:table-cell table:style-name="ce4" office:value-type="string" calcext:value-type="string" table:number-columns-spanned="3" table:number-rows-spanned="1">
            <text:p>Alturas dos suportes (cm):</text:p>
          </table:table-cell>
          <table:covered-table-cell/>
          <table:covered-table-cell table:style-name="ce20"/>
          <table:table-cell table:style-name="ce19" table:number-columns-spanned="8" table:number-rows-spanned="1"/>
          <table:covered-table-cell table:number-columns-repeated="7" table:style-name="ce31"/>
          <table:table-cell table:number-columns-repeated="1008"/>
        </table:table-row>
        <table:table-row table:style-name="ro3">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3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3">
          <table:table-cell table:style-name="ce7"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5"/>
          <table:table-cell/>
          <table:table-cell table:style-name="ce2" office:value-type="string" calcext:value-type="string" table:number-columns-spanned="11" table:number-rows-spanned="1">
            <text:p>Escolha o Forno</text:p>
          </table:table-cell>
          <table:covered-table-cell table:number-columns-repeated="7"/>
          <table:covered-table-cell table:style-name="ce6"/>
          <table:covered-table-cell table:number-columns-repeated="2"/>
          <table:table-cell table:number-columns-repeated="1008"/>
        </table:table-row>
        <table:table-row table:style-name="ro3">
          <table:table-cell table:style-name="ce7" office:value-type="string" calcext:value-type="string" table:number-columns-spanned="2" table:number-rows-spanned="1">
            <text:p>Descrição:</text:p>
          </table:table-cell>
          <table:covered-table-cell table:style-name="ce9"/>
          <table:table-cell table:style-name="ce27" table:number-columns-spanned="2" table:number-rows-spanned="1"/>
          <table:covered-table-cell table:style-name="ce15"/>
          <table:table-cell/>
          <table:table-cell table:number-columns-spanned="11" table:number-rows-spanned="1">
            <draw:control table:end-cell-address="Forno.P6" table:end-x="1.718cm" table:end-y="0.9cm" draw:z-index="41" draw:name="Control 1" draw:style-name="gr3" draw:text-style-name="P3" svg:width="22.468cm" svg:height="0.9cm" svg:x="0cm" svg:y="0cm" draw:control="control12"/>
          </table:table-cell>
          <table:covered-table-cell table:number-columns-repeated="7"/>
          <table:covered-table-cell table:style-name="ce6"/>
          <table:covered-table-cell table:number-columns-repeated="2"/>
          <table:table-cell table:number-columns-repeated="1008"/>
        </table:table-row>
        <table:table-row table:style-name="ro3">
          <table:table-cell table:style-name="ce7" office:value-type="string" calcext:value-type="string" table:number-columns-spanned="2" table:number-rows-spanned="1">
            <text:p>Altura (cm):</text:p>
          </table:table-cell>
          <table:covered-table-cell table:style-name="ce9"/>
          <table:table-cell table:style-name="ce27" table:number-columns-spanned="2" table:number-rows-spanned="1"/>
          <table:covered-table-cell table:style-name="ce15"/>
          <table:table-cell/>
          <table:table-cell table:style-name="ce4" office:value-type="string" calcext:value-type="string" table:number-columns-spanned="2" table:number-rows-spanned="1">
            <text:p>Comprimento (cm):</text:p>
          </table:table-cell>
          <table:covered-table-cell/>
          <table:table-cell table:style-name="ce20"/>
          <table:table-cell table:style-name="ce4" office:value-type="string" calcext:value-type="string">
            <text:p>Largura (cm):</text:p>
          </table:table-cell>
          <table:table-cell table:style-name="ce30" table:number-columns-spanned="2" table:number-rows-spanned="1"/>
          <table:covered-table-cell table:style-name="ce26"/>
          <table:table-cell table:style-name="ce4" office:value-type="string" calcext:value-type="string" table:number-columns-spanned="2" table:number-rows-spanned="1">
            <text:p>Altura (cm):</text:p>
          </table:table-cell>
          <table:covered-table-cell/>
          <table:table-cell table:style-name="ce30" table:number-columns-spanned="3" table:number-rows-spanned="1"/>
          <table:covered-table-cell table:style-name="ce35"/>
          <table:covered-table-cell table:style-name="ce26"/>
          <table:table-cell table:number-columns-repeated="1008"/>
        </table:table-row>
        <table:table-row table:style-name="ro3">
          <table:table-cell table:style-name="ce7" office:value-type="string" calcext:value-type="string" table:number-columns-spanned="2" table:number-rows-spanned="1">
            <text:p>Largura (cm):</text:p>
          </table:table-cell>
          <table:covered-table-cell table:style-name="ce9"/>
          <table:table-cell table:style-name="ce27" table:number-columns-spanned="2" table:number-rows-spanned="1"/>
          <table:covered-table-cell table:style-name="ce15"/>
          <table:table-cell/>
          <table:table-cell table:style-name="ce4" office:value-type="string" calcext:value-type="string" table:number-columns-spanned="2" table:number-rows-spanned="1">
            <text:p>Alt. dos suportes (cm):</text:p>
          </table:table-cell>
          <table:covered-table-cell/>
          <table:table-cell table:style-name="ce20" table:number-columns-spanned="9" table:number-rows-spanned="1"/>
          <table:covered-table-cell table:number-columns-repeated="8" table:style-name="ce25"/>
          <table:table-cell table:number-columns-repeated="1008"/>
        </table:table-row>
        <table:table-row table:style-name="ro3">
          <table:table-cell table:style-name="ce7" table:number-columns-spanned="2" table:number-rows-spanned="1"/>
          <table:covered-table-cell table:style-name="ce9"/>
          <table:table-cell table:style-name="ce12" table:number-columns-spanned="2" table:number-rows-spanned="1"/>
          <table:covered-table-cell table:style-name="ce15"/>
          <table:table-cell/>
          <table:table-cell table:style-name="ce8" table:number-columns-spanned="2" table:number-rows-spanned="1"/>
          <table:covered-table-cell table:style-name="ce8"/>
          <table:table-cell table:style-name="ce8">
            <draw:control table:end-cell-address="Forno.H9" table:end-x="2.286cm" table:end-y="0.899cm" draw:z-index="42" draw:name="Controle 3" draw:style-name="gr2" draw:text-style-name="P2" svg:width="2.286cm" svg:height="0.899cm" svg:x="0cm" svg:y="0cm" draw:control="control13"/>
          </table:table-cell>
          <table:table-cell table:style-name="ce8">
            <draw:control table:end-cell-address="Forno.I9" table:end-x="4.362cm" table:end-y="0.899cm" draw:z-index="43" draw:name="Controle 12" draw:style-name="gr2" draw:text-style-name="P2" svg:width="4.362cm" svg:height="0.899cm" svg:x="0cm" svg:y="0cm" draw:control="control14"/>
          </table:table-cell>
          <table:table-cell table:style-name="ce8" table:number-columns-spanned="2" table:number-rows-spanned="1">
            <draw:control table:end-cell-address="Forno.K9" table:end-x="2.062cm" table:end-y="0.899cm" draw:z-index="44" draw:name="Controle 14" draw:style-name="gr4" draw:text-style-name="P2" svg:width="3.665cm" svg:height="0.899cm" svg:x="0cm" svg:y="0cm" draw:control="control15"/>
          </table:table-cell>
          <table:covered-table-cell table:style-name="ce8"/>
          <table:table-cell table:style-name="ce8" table:number-columns-spanned="2" table:number-rows-spanned="1">
            <draw:control table:end-cell-address="Forno.M9" table:end-x="1.001cm" table:end-y="0.899cm" draw:z-index="45" draw:name="Controle 15" draw:style-name="gr5" draw:text-style-name="P2" svg:width="3.004cm" svg:height="0.899cm" svg:x="0cm" svg:y="0cm" draw:control="control16"/>
          </table:table-cell>
          <table:covered-table-cell table:style-name="ce8"/>
          <table:table-cell table:style-name="ce8" table:number-columns-spanned="3" table:number-rows-spanned="1"/>
          <table:covered-table-cell table:number-columns-repeated="2" table:style-name="ce8"/>
          <table:table-cell table:number-columns-repeated="1008"/>
        </table:table-row>
        <table:table-row table:style-name="ro3">
          <table:table-cell office:value-type="string" calcext:value-type="string" table:number-columns-spanned="4" table:number-rows-spanned="1">
            <text:p>1</text:p>
            <draw:control table:end-cell-address="Forno.D10" table:end-x="1.799cm" table:end-y="0.9cm" draw:z-index="35" draw:name="Controle 1" draw:style-name="gr2" draw:text-style-name="P2" svg:width="7.197cm" svg:height="0.9cm" svg:x="0cm" svg:y="0cm" draw:control="control6"/>
          </table:table-cell>
          <table:covered-table-cell table:number-columns-repeated="3"/>
          <table:table-cell/>
          <table:table-cell table:style-name="ce2" office:value-type="string" calcext:value-type="string" table:number-columns-spanned="9" table:number-rows-spanned="1">
            <text:p>Lista de Itens</text:p>
          </table:table-cell>
          <table:covered-table-cell table:number-columns-repeated="7"/>
          <table:covered-table-cell table:style-name="ce6">
            <draw:control draw:z-index="40" draw:name="Controle 10" draw:style-name="gr4" draw:text-style-name="P2" svg:width="2.72cm" svg:height="0.9cm" svg:x="1.469cm" svg:y="0cm" draw:control="control9"/>
          </table:covered-table-cell>
          <table:table-cell table:number-columns-spanned="2" table:number-rows-spanned="1"/>
          <table:covered-table-cell/>
          <table:table-cell table:number-columns-repeated="1008"/>
        </table:table-row>
        <table:table-row table:style-name="ro3">
          <table:table-cell table:style-name="ce8" table:number-columns-spanned="4" table:number-rows-spanned="1"/>
          <table:covered-table-cell table:number-columns-repeated="3"/>
          <table:table-cell/>
          <table:table-cell table:style-name="ce4" office:value-type="string" calcext:value-type="string" table:number-columns-spanned="1" table:number-rows-spanned="2">
            <text:p>Tipo</text:p>
          </table:table-cell>
          <table:table-cell table:style-name="ce4" office:value-type="string" calcext:value-type="string" table:number-columns-spanned="3" table:number-rows-spanned="2">
            <text:p>Descrição</text:p>
          </table:table-cell>
          <table:covered-table-cell table:number-columns-repeated="2" table:style-name="ce4" office:value-type="string" calcext:value-type="string">
            <text:p>Descrição</text:p>
          </table:covered-table-cell>
          <table:table-cell table:style-name="ce4" office:value-type="string" calcext:value-type="string" table:number-columns-spanned="3" table:number-rows-spanned="1">
            <text:p>Dimensões (cm)</text:p>
          </table:table-cell>
          <table:covered-table-cell table:number-columns-repeated="2" table:style-name="ce4" office:value-type="string" calcext:value-type="string">
            <text:p>Dimensões</text:p>
          </table:covered-table-cell>
          <table:table-cell table:style-name="ce4" office:value-type="string" calcext:value-type="string" table:number-columns-spanned="3" table:number-rows-spanned="2">
            <text:p>Quantidade</text:p>
          </table:table-cell>
          <table:covered-table-cell table:number-columns-repeated="2" table:style-name="ce4" office:value-type="string" calcext:value-type="string">
            <text:p>Quantidade</text:p>
          </table:covered-table-cell>
          <table:table-cell table:style-name="ce4" office:value-type="string" calcext:value-type="string" table:number-columns-spanned="1" table:number-rows-spanned="2">
            <text:p>Excluir</text:p>
          </table:table-cell>
          <table:table-cell table:number-columns-repeated="1008"/>
        </table:table-row>
        <table:table-row table:style-name="ro3">
          <table:table-cell table:style-name="ce8" table:number-columns-spanned="4" table:number-rows-spanned="1"/>
          <table:covered-table-cell table:number-columns-repeated="3"/>
          <table:table-cell/>
          <table:covered-table-cell table:number-columns-repeated="4" table:style-name="ce4"/>
          <table:table-cell table:style-name="ce4" office:value-type="string" calcext:value-type="string">
            <text:p>Alt</text:p>
          </table:table-cell>
          <table:table-cell table:style-name="ce4" office:value-type="string" calcext:value-type="string">
            <text:p>Larg</text:p>
          </table:table-cell>
          <table:table-cell table:style-name="ce4" office:value-type="string" calcext:value-type="string">
            <text:p>Comp</text:p>
          </table:table-cell>
          <table:covered-table-cell table:number-columns-repeated="3" table:style-name="ce4" office:value-type="string" calcext:value-type="string">
            <text:p>Quantidade</text:p>
          </table:covered-table-cell>
          <table:covered-table-cell table:style-name="ce4"/>
          <table:table-cell table:number-columns-repeated="1008"/>
        </table:table-row>
        <table:table-row table:style-name="ro3">
          <table:table-cell table:style-name="ce8" table:number-columns-spanned="4" table:number-rows-spanned="1">
            <draw:control draw:z-index="37" draw:name="Controle 9" draw:style-name="gr6" draw:text-style-name="P2" svg:width="7.197cm" svg:height="0.9cm" svg:x="0cm" svg:y="0cm" draw:control="control8"/>
          </table:table-cell>
          <table:covered-table-cell table:number-columns-repeated="3"/>
          <table:table-cell/>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2" office:value-type="string" calcext:value-type="string">
            <text:p>botaoDecremento64</text:p>
            <draw:control draw:z-index="27" draw:name="shape_botaoDecremento64" draw:text-style-name="P1" svg:width="1.002cm" svg:height="0.901cm" svg:x="0cm" svg:y="0cm" draw:control="control44"/>
          </table:table-cell>
          <table:table-cell table:style-name="ce39" office:value-type="string" calcext:value-type="string">
            <text:p>2</text:p>
          </table:table-cell>
          <table:table-cell table:style-name="ce32" office:value-type="string" calcext:value-type="string">
            <text:p>botaoIncremento64</text:p>
            <draw:control draw:z-index="28" draw:name="shape_botaoIncremento64" draw:text-style-name="P1" svg:width="1.003cm" svg:height="0.901cm" svg:x="0cm" svg:y="0cm" draw:control="control45"/>
          </table:table-cell>
          <table:table-cell table:style-name="ce41" office:value-type="string" calcext:value-type="string">
            <text:p>botaoLixo64</text:p>
            <draw:control draw:z-index="29" draw:name="shape_botaoLixo64" draw:text-style-name="P1" svg:width="1.719cm" svg:height="0.901cm" svg:x="0cm" svg:y="0cm" draw:control="control46"/>
          </table:table-cell>
          <table:table-cell/>
          <table:table-cell table:style-name="ce28"/>
          <table:table-cell table:number-columns-repeated="1006"/>
        </table:table-row>
        <table:table-row table:style-name="ro3">
          <table:table-cell table:number-columns-spanned="4" table:number-rows-spanned="1">
            <draw:control draw:z-index="36" draw:name="Controle 8" draw:style-name="gr2" draw:text-style-name="P2" svg:width="7.197cm" svg:height="0.899cm" svg:x="0cm" svg:y="0cm" draw:control="control7"/>
          </table:table-cell>
          <table:covered-table-cell table:number-columns-repeated="3"/>
          <table:table-cell/>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63</text:p>
            <draw:control draw:z-index="24" draw:name="shape_botaoDecremento63" draw:text-style-name="P1" svg:width="1.002cm" svg:height="0.901cm" svg:x="0cm" svg:y="0cm" draw:control="control41"/>
          </table:table-cell>
          <table:table-cell table:style-name="ce39" office:value-type="string" calcext:value-type="string">
            <text:p>1</text:p>
          </table:table-cell>
          <table:table-cell table:style-name="ce37" office:value-type="string" calcext:value-type="string">
            <text:p>botaoIncremento63</text:p>
            <draw:control draw:z-index="25" draw:name="shape_botaoIncremento63" draw:text-style-name="P1" svg:width="1.003cm" svg:height="0.901cm" svg:x="0cm" svg:y="0cm" draw:control="control42"/>
          </table:table-cell>
          <table:table-cell table:style-name="ce41" office:value-type="string" calcext:value-type="string">
            <text:p>botaoLixo63</text:p>
            <draw:control draw:z-index="26" draw:name="shape_botaoLixo63" draw:text-style-name="P1" svg:width="1.719cm" svg:height="0.901cm" svg:x="0cm" svg:y="0cm" draw:control="control43"/>
          </table:table-cell>
          <table:table-cell table:number-columns-repeated="1008"/>
        </table:table-row>
        <table:table-row table:style-name="ro3">
          <table:table-cell table:number-columns-spanned="4" table:number-rows-spanned="1">
            <draw:control draw:z-index="39" draw:name="Controle 13" draw:style-name="gr4" draw:text-style-name="P2" svg:width="7.197cm" svg:height="0.899cm" svg:x="0.001cm" svg:y="0.001cm" draw:control="control11"/>
          </table:table-cell>
          <table:covered-table-cell table:number-columns-repeated="3"/>
          <table:table-cell/>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62</text:p>
            <draw:control draw:z-index="21" draw:name="shape_botaoDecremento62" draw:text-style-name="P1" svg:width="1.002cm" svg:height="0.901cm" svg:x="0cm" svg:y="0cm" draw:control="control38"/>
          </table:table-cell>
          <table:table-cell table:style-name="ce39" office:value-type="string" calcext:value-type="string">
            <text:p>1</text:p>
          </table:table-cell>
          <table:table-cell table:style-name="ce37" office:value-type="string" calcext:value-type="string">
            <text:p>botaoIncremento62</text:p>
            <draw:control draw:z-index="22" draw:name="shape_botaoIncremento62" draw:text-style-name="P1" svg:width="1.003cm" svg:height="0.901cm" svg:x="0cm" svg:y="0cm" draw:control="control39"/>
          </table:table-cell>
          <table:table-cell table:style-name="ce41" office:value-type="string" calcext:value-type="string">
            <text:p>botaoLixo62</text:p>
            <draw:control draw:z-index="23" draw:name="shape_botaoLixo62" draw:text-style-name="P1" svg:width="1.719cm" svg:height="0.901cm" svg:x="0cm" svg:y="0cm" draw:control="control40"/>
          </table:table-cell>
          <table:table-cell table:number-columns-repeated="1008"/>
        </table:table-row>
        <table:table-row table:style-name="ro3">
          <table:table-cell table:style-name="ce8" table:number-columns-spanned="4" table:number-rows-spanned="1"/>
          <table:covered-table-cell table:number-columns-repeated="3"/>
          <table:table-cell/>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61</text:p>
            <draw:control draw:z-index="18" draw:name="shape_botaoDecremento61" draw:text-style-name="P1" svg:width="1.002cm" svg:height="0.901cm" svg:x="0cm" svg:y="0cm" draw:control="control35"/>
          </table:table-cell>
          <table:table-cell table:style-name="ce39" office:value-type="string" calcext:value-type="string">
            <text:p>1</text:p>
          </table:table-cell>
          <table:table-cell table:style-name="ce37" office:value-type="string" calcext:value-type="string">
            <text:p>botaoIncremento61</text:p>
            <draw:control draw:z-index="19" draw:name="shape_botaoIncremento61" draw:text-style-name="P1" svg:width="1.003cm" svg:height="0.901cm" svg:x="0cm" svg:y="0cm" draw:control="control36"/>
          </table:table-cell>
          <table:table-cell table:style-name="ce41" office:value-type="string" calcext:value-type="string">
            <text:p>botaoLixo61</text:p>
            <draw:control draw:z-index="20" draw:name="shape_botaoLixo61" draw:text-style-name="P1" svg:width="1.719cm" svg:height="0.901cm" svg:x="0cm" svg:y="0cm" draw:control="control37"/>
          </table:table-cell>
          <table:table-cell table:number-columns-repeated="1008"/>
        </table:table-row>
        <table:table-row table:style-name="ro3">
          <table:table-cell table:style-name="ce8" table:number-columns-spanned="4" table:number-rows-spanned="2">
            <draw:control draw:z-index="38" draw:name="Controle 11" draw:style-name="gr2" draw:text-style-name="P2" svg:width="7.197cm" svg:height="1.799cm" svg:x="0cm" svg:y="0cm" draw:control="control10"/>
          </table:table-cell>
          <table:covered-table-cell table:number-columns-repeated="3"/>
          <table:table-cell/>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60</text:p>
            <draw:control draw:z-index="15" draw:name="shape_botaoDecremento60" draw:text-style-name="P1" svg:width="1.002cm" svg:height="0.901cm" svg:x="0cm" svg:y="0cm" draw:control="control32"/>
          </table:table-cell>
          <table:table-cell table:style-name="ce39" office:value-type="string" calcext:value-type="string">
            <text:p>1</text:p>
          </table:table-cell>
          <table:table-cell table:style-name="ce37" office:value-type="string" calcext:value-type="string">
            <text:p>botaoIncremento60</text:p>
            <draw:control draw:z-index="16" draw:name="shape_botaoIncremento60" draw:text-style-name="P1" svg:width="1.003cm" svg:height="0.901cm" svg:x="0cm" svg:y="0cm" draw:control="control33"/>
          </table:table-cell>
          <table:table-cell table:style-name="ce41" office:value-type="string" calcext:value-type="string">
            <text:p>botaoLixo60</text:p>
            <draw:control draw:z-index="17" draw:name="shape_botaoLixo60" draw:text-style-name="P1" svg:width="1.719cm" svg:height="0.901cm" svg:x="0cm" svg:y="0cm" draw:control="control34"/>
          </table:table-cell>
          <table:table-cell table:number-columns-repeated="1008"/>
        </table:table-row>
        <table:table-row table:style-name="ro3">
          <table:covered-table-cell table:style-name="ce8"/>
          <table:covered-table-cell table:number-columns-repeated="3"/>
          <table:table-cell/>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59</text:p>
            <draw:control draw:z-index="12" draw:name="shape_botaoDecremento59" draw:text-style-name="P1" svg:width="1.002cm" svg:height="0.901cm" svg:x="0cm" svg:y="0cm" draw:control="control29"/>
          </table:table-cell>
          <table:table-cell table:style-name="ce39" office:value-type="string" calcext:value-type="string">
            <text:p>1</text:p>
          </table:table-cell>
          <table:table-cell table:style-name="ce37" office:value-type="string" calcext:value-type="string">
            <text:p>botaoIncremento59</text:p>
            <draw:control draw:z-index="13" draw:name="shape_botaoIncremento59" draw:text-style-name="P1" svg:width="1.003cm" svg:height="0.901cm" svg:x="0cm" svg:y="0cm" draw:control="control30"/>
          </table:table-cell>
          <table:table-cell table:style-name="ce41" office:value-type="string" calcext:value-type="string">
            <text:p>botaoLixo59</text:p>
            <draw:control draw:z-index="14" draw:name="shape_botaoLixo59" draw:text-style-name="P1" svg:width="1.719cm" svg:height="0.901cm" svg:x="0cm" svg:y="0cm" draw:control="control31"/>
          </table:table-cell>
          <table:table-cell table:number-columns-repeated="1008"/>
        </table:table-row>
        <table:table-row table:style-name="ro3">
          <table:table-cell table:number-columns-repeated="5"/>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58</text:p>
            <draw:control draw:z-index="9" draw:name="shape_botaoDecremento58" draw:text-style-name="P1" svg:width="1.002cm" svg:height="0.901cm" svg:x="0cm" svg:y="0cm" draw:control="control26"/>
          </table:table-cell>
          <table:table-cell table:style-name="ce39" office:value-type="string" calcext:value-type="string">
            <text:p>1</text:p>
          </table:table-cell>
          <table:table-cell table:style-name="ce37" office:value-type="string" calcext:value-type="string">
            <text:p>botaoIncremento58</text:p>
            <draw:control draw:z-index="10" draw:name="shape_botaoIncremento58" draw:text-style-name="P1" svg:width="1.003cm" svg:height="0.901cm" svg:x="0cm" svg:y="0cm" draw:control="control27"/>
          </table:table-cell>
          <table:table-cell table:style-name="ce41" office:value-type="string" calcext:value-type="string">
            <text:p>botaoLixo58</text:p>
            <draw:control draw:z-index="11" draw:name="shape_botaoLixo58" draw:text-style-name="P1" svg:width="1.719cm" svg:height="0.901cm" svg:x="0cm" svg:y="0cm" draw:control="control28"/>
          </table:table-cell>
          <table:table-cell table:number-columns-repeated="1008"/>
        </table:table-row>
        <table:table-row table:style-name="ro3">
          <table:table-cell table:number-columns-repeated="5"/>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57</text:p>
            <draw:control draw:z-index="6" draw:name="shape_botaoDecremento57" draw:text-style-name="P1" svg:width="1.002cm" svg:height="0.901cm" svg:x="0cm" svg:y="0cm" draw:control="control23"/>
          </table:table-cell>
          <table:table-cell table:style-name="ce39" office:value-type="string" calcext:value-type="string">
            <text:p>1</text:p>
          </table:table-cell>
          <table:table-cell table:style-name="ce37" office:value-type="string" calcext:value-type="string">
            <text:p>botaoIncremento57</text:p>
            <draw:control draw:z-index="7" draw:name="shape_botaoIncremento57" draw:text-style-name="P1" svg:width="1.003cm" svg:height="0.901cm" svg:x="0cm" svg:y="0cm" draw:control="control24"/>
          </table:table-cell>
          <table:table-cell table:style-name="ce41" office:value-type="string" calcext:value-type="string">
            <text:p>botaoLixo57</text:p>
            <draw:control draw:z-index="8" draw:name="shape_botaoLixo57" draw:text-style-name="P1" svg:width="1.719cm" svg:height="0.901cm" svg:x="0cm" svg:y="0cm" draw:control="control25"/>
          </table:table-cell>
          <table:table-cell table:number-columns-repeated="1008"/>
        </table:table-row>
        <table:table-row table:style-name="ro3">
          <table:table-cell table:number-columns-repeated="5"/>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56</text:p>
            <draw:control draw:z-index="3" draw:name="shape_botaoDecremento56" draw:text-style-name="P1" svg:width="1.002cm" svg:height="0.901cm" svg:x="0cm" svg:y="0cm" draw:control="control20"/>
          </table:table-cell>
          <table:table-cell table:style-name="ce39" office:value-type="string" calcext:value-type="string">
            <text:p>1</text:p>
          </table:table-cell>
          <table:table-cell table:style-name="ce37" office:value-type="string" calcext:value-type="string">
            <text:p>botaoIncremento56</text:p>
            <draw:control draw:z-index="4" draw:name="shape_botaoIncremento56" draw:text-style-name="P1" svg:width="1.003cm" svg:height="0.901cm" svg:x="0cm" svg:y="0cm" draw:control="control21"/>
          </table:table-cell>
          <table:table-cell table:style-name="ce41" office:value-type="string" calcext:value-type="string">
            <text:p>botaoLixo56</text:p>
            <draw:control draw:z-index="5" draw:name="shape_botaoLixo56" draw:text-style-name="P1" svg:width="1.719cm" svg:height="0.901cm" svg:x="0cm" svg:y="0cm" draw:control="control22"/>
          </table:table-cell>
          <table:table-cell table:number-columns-repeated="1008"/>
        </table:table-row>
        <table:table-row table:style-name="ro3">
          <table:table-cell table:number-columns-repeated="5"/>
          <table:table-cell table:style-name="ce7" office:value-type="string" calcext:value-type="string">
            <text:p>Quadrado</text:p>
          </table:table-cell>
          <table:table-cell table:style-name="ce7" office:value-type="string" calcext:value-type="string" table:number-columns-spanned="3" table:number-rows-spanned="1">
            <text:p>qud</text:p>
          </table:table-cell>
          <table:covered-table-cell table:number-columns-repeated="2" table:style-name="ce7"/>
          <table:table-cell table:style-name="ce7" office:value-type="string" calcext:value-type="string">
            <text:p>20</text:p>
          </table:table-cell>
          <table:table-cell table:style-name="ce7" office:value-type="string" calcext:value-type="string">
            <text:p>30</text:p>
          </table:table-cell>
          <table:table-cell table:style-name="ce7"/>
          <table:table-cell table:style-name="ce37" office:value-type="string" calcext:value-type="string">
            <text:p>botaoDecremento55</text:p>
            <draw:control draw:z-index="0" draw:name="shape_botaoDecremento55" draw:text-style-name="P1" svg:width="1.002cm" svg:height="0.901cm" svg:x="0cm" svg:y="0cm" draw:control="control17"/>
          </table:table-cell>
          <table:table-cell table:style-name="ce39" office:value-type="string" calcext:value-type="string">
            <text:p>1</text:p>
          </table:table-cell>
          <table:table-cell table:style-name="ce37" office:value-type="string" calcext:value-type="string">
            <text:p>botaoIncremento55</text:p>
            <draw:control draw:z-index="1" draw:name="shape_botaoIncremento55" draw:text-style-name="P1" svg:width="1.003cm" svg:height="0.901cm" svg:x="0cm" svg:y="0cm" draw:control="control18"/>
          </table:table-cell>
          <table:table-cell table:style-name="ce41" office:value-type="string" calcext:value-type="string">
            <text:p>botaoLixo55</text:p>
            <draw:control draw:z-index="2" draw:name="shape_botaoLixo55" draw:text-style-name="P1" svg:width="1.719cm" svg:height="0.901cm" svg:x="0cm" svg:y="0cm" draw:control="control19"/>
          </table:table-cell>
          <table:table-cell table:number-columns-repeated="1008"/>
        </table:table-row>
        <table:table-row table:style-name="ro3">
          <table:table-cell table:number-columns-repeated="12"/>
          <table:table-cell table:style-name="ce18"/>
          <table:table-cell/>
          <table:table-cell table:style-name="ce18"/>
          <table:table-cell table:number-columns-repeated="1009"/>
        </table:table-row>
        <table:table-row table:style-name="ro3" table:number-rows-repeated="8">
          <table:table-cell table:number-columns-repeated="1024"/>
        </table:table-row>
        <table:table-row table:style-name="ro3">
          <table:table-cell table:number-columns-repeated="8"/>
          <table:table-cell table:style-name="ce21"/>
          <table:table-cell table:number-columns-repeated="1015"/>
        </table:table-row>
        <table:table-row table:style-name="ro3" table:number-rows-repeated="1048543">
          <table:table-cell table:number-columns-repeated="1024"/>
        </table:table-row>
        <table:table-row table:style-name="ro3">
          <table:table-cell table:number-columns-repeated="1024"/>
        </table:table-row>
      </table:table>
      <table:table table:name="KilnStorage" table:style-name="ta1">
        <table:table-column table:style-name="co15" table:default-cell-style-name="Default"/>
        <table:table-column table:style-name="co14" table:number-columns-repeated="3" table:default-cell-style-name="ce44"/>
        <table:table-column table:style-name="co14" table:number-columns-repeated="8" table:default-cell-style-name="Default"/>
        <table:table-row table:style-name="ro2">
          <table:table-cell office:value-type="string" calcext:value-type="string">
            <text:p>Forno _Comp:80_Larg:80_Alt:100</text:p>
          </table:table-cell>
          <table:table-cell table:number-columns-repeated="2" office:value-type="string" calcext:value-type="string">
            <text:p>80</text:p>
          </table:table-cell>
          <table:table-cell office:value-type="string" calcext:value-type="string">
            <text:p>100</text:p>
          </table:table-cell>
          <table:table-cell table:style-name="ce44" office:value-type="string" calcext:value-type="string">
            <text:p>40</text:p>
          </table:table-cell>
          <table:table-cell table:style-name="ce44" office:value-type="string" calcext:value-type="string">
            <text:p>30</text:p>
          </table:table-cell>
          <table:table-cell table:style-name="ce44" office:value-type="string" calcext:value-type="string">
            <text:p>20</text:p>
          </table:table-cell>
          <table:table-cell table:number-columns-repeated="2"/>
          <table:table-cell table:style-name="ce44" table:number-columns-repeated="3"/>
        </table:table-row>
        <table:table-row table:style-name="ro2">
          <table:table-cell table:number-columns-repeated="4"/>
          <table:table-cell table:style-name="ce44"/>
          <table:table-cell table:number-columns-repeated="7"/>
        </table:table-row>
        <table:table-row table:style-name="ro2" table:number-rows-repeated="6">
          <table:table-cell table:number-columns-repeated="12"/>
        </table:table-row>
        <table:table-row table:style-name="ro2" table:number-rows-repeated="2">
          <table:table-cell/>
          <table:table-cell table:style-name="Default" table:number-columns-repeated="2"/>
          <table:table-cell table:number-columns-repeated="9"/>
        </table:table-row>
        <table:table-row table:style-name="ro2">
          <table:table-cell/>
          <table:table-cell table:style-name="Default" table:number-columns-repeated="2"/>
          <table:table-cell table:number-columns-repeated="9"/>
        </table:table-row>
      </table:table>
      <table:named-expressions>
        <table:named-range table:name="itemsListHeader" table:base-cell-address="$Forno.$F$11"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16T17:30:13.375791283</dc:date>
    <meta:editing-duration>P2DT2H2M20S</meta:editing-duration>
    <meta:editing-cycles>2655</meta:editing-cycles>
    <meta:document-statistic meta:table-count="2" meta:cell-count="126" meta:object-count="46"/>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headerLableTipo = "Tipo"
Global Const headerLableDescricao = "Descrição"
Global Const headerLableDimensao = "Dimensões (cm)"
Global Const headerLableQtd = "Quantidade"
Global Const headerLableExclude = ""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Function SetGlobalVariables()

	mousePressed = False
	comboListOpen = False

	'Get list header
	firstListHeaderCell = GetFirstCellOfListHeader()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Function


Function SetGUIData()

	'Set circle insertion
	button = GetButtonByName(buttonCircle)
	btnCellAddress = GetButtonLocation(button)
	buttonCell = GetCellObjectByName(btnCellAddress)
	ThisComponent.getCurrentController().Select(buttonCell)
	ReadyInputsForAdd(button, "Círculo")
	
	
	
	'Unchoose Kiln
	sheet = GetCurrentSheet()
	form = sheet.DrawPage.Forms.GetByIndex(0)
	cbBox = form.GetByName(comboBoxName)
	
	cbBox.SelectedItems(0) = 0
	cbBox.SelectedValues(0) = ""
	cbBox.SelectedValue = ""
	SetChosenKilnValues("")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End Function


'Set the global variables when file is opened
Sub SetInitialValues()

	SetGlobalVariables()
	SetGUIData()

	canChange = True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If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two2DMeasures As Boolean)
	'Set Tipo Lable
	cellLable.SetString("Tipo:")

	'Clean Descrição Lable
	cellLable = GetCellNextRowSameColumn(cellLable)
	cellLable.SetString("Descrição:")

	'Clean Altura Lable
	cellLable = GetCellNextRowSameColumn(cellLable)
	cellLable.SetString("Altura (cm):")

	'Clean Largura Lable
	cellLable = GetCellNextRowSameColumn(cellLable)
	cellLable.SetString("Largura (cm):")
	
	'Clean Comprimento Lable
	cellLable = GetCellNextRowSameColumn(cellLable)
	UnlockCell(cellLable)
	cellLable.SetString("")
	
	cellInput = GetCellSameRowNextColumn(cellLable)
	LockCell(cellInput)

	If (two2DMeasures) Then
		cellLable.SetString("Comp. (cm):")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HasTwo2DMeasures(itemType))
	
	cellInput = GetFirstInputCell(cellBellow)
	CleanItemInputs(cellBellow)
	
	cellInput.SetString(itemType)

End Function


'Button circle action: Set the lables and inputs for reading an circle data
Function CircleSelected(buttonShape As Object)
	button = buttonShape.Source.Model
	btnCellAddress = GetButtonLocation(button)
	buttonCell = GetCellObjectByName(btnCellAddress)
	ThisComponent.getCurrentController().Select(buttonCell)
	
	ReadyInputsForAdd(button, "Círculo")
End Function


'Button square action: Set the lables and inputs for reading an square data
Function SquareSelected(buttonShape As Object)
	button = buttonShape.Source.Model
	btnCellAddress = GetButtonLocation(button)
	buttonCell = GetCellObjectByName(btnCellAddress)
	ThisComponent.getCurrentController().Select(buttonCell)
	
	ReadyInputsForAdd(button, "Quadrado")
End Function


'Button rectangle action: Set the lables and inputs for reading an rectangle data
Function RectangleSelected(buttonShape As Object)
	button = buttonShape.Source.Model
	btnCellAddress = GetButtonLocation(button)
	buttonCell = GetCellObjectByName(btnCellAddress)
	ThisComponent.getCurrentController().Select(buttonCell)
	
	ReadyInputsForAdd(button, "Retângulo")
End Function


'Button triangle action: Set the lables and inputs for reading an triangle data
Function TriangleSelected(buttonShape As Object)
	button = buttonShape.Source.Model
	btnCellAddress = GetButtonLocation(button)
	buttonCell = GetCellObjectByName(btnCellAddress)
	ThisComponent.getCurrentController().Select(buttonCell)
	
	ReadyInputsForAdd(button, "Triângulo")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nputCell = GetCellNextRowSameColumn(inputCell)
	itemWidth = inputCell.GetString()
	If (itemWidth = "") Then
		ReadItemInputData = AllFieldsAreNeededError()
		Exit Function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Stop
	EndIf
	
	'Insert item in list
	InsertInListAtStart(inputData)
	
	'Redraw all buttons
	ThisComponent.CurrentController.Frame.LayoutManager.HideCurrentUI = true
	ThisComponent.CurrentController.Frame.LayoutManager.HideCurrentUI = false

	'Reset input values
'	CleanItemInputs(cellLableTipo)

	'Enable AddItem button
	button.Enabled = True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UnlockCell(inputCell)
	inputCell.SetString("")
		
	inputCell = GetCellSameRowNextColumn(inputCell)
	inputCell = GetCellSameRowNextColumn(inputCell)
	UnlockCell(inputCell)
	inputCell.SetString("")

	inputCell = GetCellSameRowNextColumn(inputCell)
	inputCell = GetCellSameRowNextColumn(inputCell)
	UnlockCell(inputCell)
	inputCell.SetString("")
	
	inputCell = GetCellNextRowSameColumn(cellLableComprimento)
	inputCell = GetCellSameRowNextColumn(inputCell)
	UnlockCell(inputCell)
	inputCell.SetString("")
	
End Function


Function StoreKiln(buttonShape As Object)
	'Avoid more clicks in butt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Stop
		EndIf
		
		If(CreateKilnRow(inputData)) Then
			sheet = GetCurrentSheet()
			form = sheet.DrawPage.Forms.GetByIndex(0)
			controller = ThisComponent.GetCurrentController()			
			cbBox = form.GetByName(comboBoxName)
			
			cbBox.SelectedItems(0) = 0
			cbBox.SelectedValues(0) = ""
			cbBox.SelectedValue = ""
			
			SetChosenKilnValues("")

			CleanKilnInputs(cellLableComprimento)
			MsgBox("Forno criado com sucesso.")
		EndIf

		button.Enabled = True

		ThisComponent.CurrentController.Frame.LayoutManager.HideCurrentUI = true
		ThisComponent.CurrentController.Frame.LayoutManager.HideCurrentUI = false

		Exit Function
	
	InsertingError:
		'Enable AddItem button
		button.Enabled = True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ResetComboBoxList(cbBox As Object)

	Dim t(0) As String
	cbBox.StringItemList = t
	
End Function


Function ListKilns()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ThisComponent.CurrentController.Frame.LayoutManager.HideCurrentUI = true
	ThisComponent.CurrentController.Frame.LayoutManager.HideCurrentUI = false

End Function


Function SetChosenKilnValues(kilnName As String)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UnlockCell(cellLength)
	cellLength.SetString(kilnData(0))
	LockCell(cellLength)
	
	UnlockCell(cellWidth)
	cellWidth.SetString(kilnData(1))
	LockCell(cellWidth)
	
	UnlockCell(cellHeight)
	cellHeight.SetString(kilnData(2))
	LockCell(cellHeight)

	UnlockCell(cellSupports)
	cellSupports.SetString(kilnData(3))
	LockCell(cellSupports)

End Function


Function KilnSelected(ev)

	sheet = GetCurrentSheet()
	form = sheet.DrawPage.Forms.GetByIndex(0)
	controller = ThisComponent.GetCurrentController()
	
	cbBox = form.GetByName(comboBoxName)
	ThisComponent.getCurrentController().Select(boundCell)
	
	kilnName = cbBox.SelectedValue
	
	SetChosenKilnValues(kilnName)

	DisableKilnEdition()

	ThisComponent.CurrentController.Frame.LayoutManager.HideCurrentUI = true
	ThisComponent.CurrentController.Frame.LayoutManager.HideCurrentUI = false
	
End Function

Function EnableKilnEdi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End Function


Function DisableKilnEdi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End Function


Function EditKilnButtonAction(event)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Stop
	EndIf
	
	EnableKilnEdition()
	
	ThisComponent.CurrentController.Frame.LayoutManager.HideCurrentUI = true
	ThisComponent.CurrentController.Frame.LayoutManager.HideCurrentUI = false
	
End Function


Function SaveKilnEdition(event)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kilnSheet = GetSheetByName(kilnSheetDBName)
	
	kilnCell = GetCellObjectByIndex(0, 0, kilnSheet.Name)
	
	While (kilnCell.GetString() &lt;&gt; kilnName)
		kilnCell = GetCellNextRowSameColumn(kilnCell)
	WEnd
	
	While (kilnCell.GetString() &lt;&gt; "")
		kilnCell.SetString("")
		kilnCell = GetCellSameRowNextColumn(kilnCell)
	WEnd
	
	cellObj = GetCellObjectByName(buttonCell)
	
	cellObj = GetCellPreviousRowSameColumn(cellObj)
	supports = cellObj.GetString()
	supports = Split(supports, " ")

	cellObj.SetString("")
	
	cellObj = GetCellPreviousRowSameColumn(cellObj)
	kilnLength = cellObj.GetString()
	cellObj.SetString("")
		
	cellObj = GetCellSameRowNextColumn(cellObj)
	cellObj = GetCellSameRowNextColumn(cellObj)
	kilnWidth = cellObj.GetString()
	cellObj.SetString("")
	
	cellObj = GetCellSameRowNextColumn(cellObj)
	cellObj = GetCellSameRowNextColumn(cellObj)
	kilnHeight = cellObj.GetString()
	cellObj.SetString("")
		
	numberOfSupports = UBound(supports) + 1
	Dim data(3+numberOfSupports) As String
	
	data(0) = kilnLength
	data(1) = kilnWidth
	data(2) = kilnHeight
	
	For i = 0 To UBound(supports)
		data(i+3) = supports(i)
	Next i
	
	CreateKilnRow(data)
	
	cbBox.SelectedItems(0) = 0
	cbBox.SelectedValues(0) = ""
	cbBox.SelectedValue = ""


	kilnName = kilnNamePrefix &amp; " _Comp:" &amp; data(0) &amp; "_Larg:" &amp; data(1) &amp; "_Alt:" &amp; data(2)
	MsgBox("Alterações salvas. O forno foi renomeado para " &amp; kilnName)
	
	DisableKilnEdition()

	ThisComponent.CurrentController.Frame.LayoutManager.HideCurrentUI = true
	ThisComponent.CurrentController.Frame.LayoutManager.HideCurrentUI = false

End Function

Function CancelKilnEdition(event)

	button = event.Source.Model
	buttonCell = GetButtonLocation(button)

	sheet = GetCurrentSheet()
	cellRange = sheet.getCellRangeByName(buttonCell)
	controller = ThisComponent.GetCurrentController()
	controller.Select(cellRange)
	
	DisableKilnEdition()

	ThisComponent.CurrentController.Frame.LayoutManager.HideCurrentUI = true
	ThisComponent.CurrentController.Frame.LayoutManager.HideCurrentUI = false

End Function


Function EraseKiln(event)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cbBox.SelectedItems(0) = 0
	cbBox.SelectedValues(0) = ""
	cbBox.SelectedValue = ""
	
	
	MsgBox("Forno apagado.")
	DisableKilnEdition()
	
	ThisComponent.CurrentController.Frame.LayoutManager.HideCurrentUI = true
	ThisComponent.CurrentController.Frame.LayoutManager.HideCurrentUI = false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Change a list row cell style. Merges included.
Function SetListRowCellsStyles(row As Integer)

	firstCellHeaderList = GetFirstCellOfListHeader()
	lastCellHeaderList = GetLastCellOfListHeader()

	startColumn = GetCellColumnIndex(firstCellHeaderList)
	endColumn = GetCellColumnIndex(lastCellHeaderList)
	
	For column = startColumn To endColumn
		cell = GetCellObjectByIndex(row, column)
		UnlockCell(cell)
		
		cellHeader = GetCellObjectByIndex(row-1, column)
		If cellHeader.GetString() = headerLableQtd Then
			cell.CellBackColor = RGB(114, 196, 226)
		Else
			cell.CellBackColor = RGB(107, 121, 137)	
			LockCell(cell)
		EndIf


	next column
	
	headerRow = GetCellRowIndex(firstCellHeaderList)
	
	For i = firstCellColumnIndex To lastCellColumnIndex
		cellObj = GetCellObjectByIndex(row, i)
		UnlockCell(cellObj)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For i = firstCellColumnIndex To lastCellColumnIndex
		cellObj = GetCellObjectByIndex(row, i)
		LockCell(cellObj)
	Next i
	
End Function


'Set the values of the inserted list item
Function SetItemsValues(insertData, row, startColumn)
	
	cell = GetCellObjectByIndex(row, startColumn)
	For i = 0 To UBound(insertData)
		UnlockCell(cell)
		cell.SetString(insertData(i))
		cell = GetCellSameRowNextColumn(cell)
		LockCell(cell)
	Next i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UnlockCell(cellObj)
	cellObj.SetString(buttonName)
    cellObj.IsTextWrapped = True
	LockCell(cellObj)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Insert at the top of the list
Function InsertInListAtStart(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UnlockCell(cellObj)
	Next i
	
	InsertCellAbove(cellRowIndex, cellRowIndex, firstCellColumnIndex, lastCellColumnIndex)
	
	newRow = cellRowIndex

	SetListRowCellsStyles(newRow)
	SetItemsValues(insertData, newRow, firstCellColumnIndex)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incrementingValue = 1

	waitingTime = 10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UnlockCell(cellObj)
		
		column = GetCellColumnIndex(cellObj)
		RemoveButton(cellObj.GetString())
		
		LockCell(cellObj)
	WEnd

End Function


Function RemoveItem(ev As com.sun.star.awt.ActionEvent)
	button = ev.Source.Model

	cellName = GetButtonLocationByName(button.Name)
	cellObj = GetCellObjectByName(cellName)
	
	itemRow = GetCellRowIndex(cellObj)
	
	For i = firstColumn To lastColumn
		cellObj = GetCellObjectByIndex(itemRow, i)
		UnlockCell(cellObj)
		cellObj = GetCellObjectByIndex(cellRowIndex+1, i)
		UnlockCell(cellObj)
	Next i
	
	RemoveItemButtons(itemRow)
	
	firstHeaderCell = GetFirstCellOfListHeader()
	lastHeaderCell = GetLastCellOfListHeader()
	
	firstColumn = GetCellColumnIndex(firstHeaderCell)
	lastColumn = GetCellColumnIndex(lastHeaderCell)
	
	RemoveCells(itemRow, itemRow, firstColumn, lastColumn)
	
	For i = firstColumn To lastColumn
		cellObj = GetCellObjectByIndex(itemRow, i)
		LockCell(cellObj)
	Next i

	nItems = nItems - 1
	
	ThisComponent.CurrentController.Frame.LayoutManager.HideCurrentUI = true
	ThisComponent.CurrentController.Frame.LayoutManager.HideCurrentUI = false
	
End Function


Function RemoveAllItems()

	If (nItems = 0) The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ThisComponent.CurrentController.Frame.LayoutManager.HideCurrentUI = true
	ThisComponent.CurrentController.Frame.LayoutManager.HideCurrentUI = false
	
	nItems = 0


End Function



Function CleanList(buttonShape As Object)
	
	If (nItems = 0) Then
		MsgBox("Não há items para remover")
		Exit Function
	EndIf


	button = buttonShape.Source.Model
	btnCellAddress = GetButtonLocation(button)
	buttonCell = GetCellObjectByName(btnCellAddress)
	ThisComponent.getCurrentController().Select(buttonCell)

	RemoveAllItems()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cell = GetCellSameRowNextColumn(cell)
	itemHeight = cell.GetString()

	cell = GetCellSameRowNextColumn(cell)
	itemWidth = cell.GetString()	
	
	cell = GetCellSameRowNextColumn(cell)
	itemLength = cell.GetString()
	
	cell = GetCellSameRowNextColumn(cell)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WriteList()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If (value &lt;&gt; "") Then
				textToWrite = textToWrite &amp; " " &amp; value
			EndIf
		Next j
		If i &lt; UBound(itemsList) Then
			textToWrite = textToWrite &amp; Chr(10)
		EndIf
	Next i
	
	filePath = GetSaveAsFilePathFromUser("Salvar Lista como", GetSavedListsPath())
	
	If (filePath = "") Then
		MsgBox("Erro! Nome do arquivo é necessário para salvar a lista.")
		Stop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cellAmount = GetCellSameRowNextColumn(cellAmount)
	
	cellAmount.SetString(itemAmount)
	
End Function


Function ReadList()

	filePath = GetFileToReadPathFromUser("Escolha Lista a ser carregada", GetSavedListsPath())
	
	textItems = ReadTextFile(filePath)

	itemsStr = Split(textItems, Chr(10))
	
	cell = GetFirstCellOfListHeader()
	cell = GetCellNextRowSameColumn(cell)
	row = GetCellRowIndex(cell)

	RemoveAllItems()
	
	For i = 0 To UBound(itemsStr)
		item = Split(itemsStr(i), " ")
		itemAmount = item(UBound(item))
		Redim Preserve item(UBound(item) - 1)
		InsertInListAtStart(item)
		SetItemAmount(row, itemAmount)
	Next i
	
	ThisComponent.CurrentController.Frame.LayoutManager.HideCurrentUI = true
	ThisComponent.CurrentController.Frame.LayoutManager.HideCurrentUI = false

End Function


Function EraseSavedList()

	filePath = GetFileToReadPathFromUser("Escolha Lista a ser carregada", GetSavedListsPath())

	EraseFile(filePath)
	
	MsgBox("Arquivo apagado.")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If oFolderPicker.execute() = 1 Then 
		SelectFolder = oFolderPicker.getDirectory()
	End If
	oFolderPicker.Dispose()
End Function


Function GetFileToReadPathFromUser(strTitle As String, pathInitialDir As String) as String

	urlInitialDir = AddURLPrefixOnPath(pathInitialDir)
	
	Dim file_dialog as Object
	Dim status as Integer
	Dim file_path as String
	Dim init_path as String
	Dim ucb as object
	Dim filterNames(0) as String
	
	filterNames(0) = "*.txt"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End If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listas", "*.txt")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LockCellSelection()

	cellObj = ThisComponent.CurrentSelection

	protected = cellObj.CellProtection.IsLocked
	
	defaultSelectionCell = GetCellObjectByName(defaultProtectSelection)

	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End Function

Function LockCellEdition(sourceCell As Object)
'
'	If (sourceCell.CellProtection.IsLocked) Then
'		Undo()
'	EndIf
'	
'	controller = ThisComponent.GetCurrentController()
'	selected = controller.getSelection()
'	
'	rowStart = selected.RangeAddress.StartRow
'	rowEnd = selected.RangeAddress.EndRow
'
'	columnStart = selected.RangeAddress.StartColumn
'	columnEnd = selected.RangeAddress.EndColumn
'
'	For i = rowStart To rowEnd
'		For j = columnStart To columnEnd
'			cell = GetCellObjectByIndex(i, j)
'		Next j
'	Next i

		
End Function

Function Undo()

	document   = ThisComponent.CurrentController.Frame
	dispatcher = createUnoService("com.sun.star.frame.DispatchHelper")	
	dispatcher.executeDispatch(document, ".uno:Undo", "", 0, Arra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